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Line_20_Style_20_9" svg:stroke-width="0.102cm" svg:stroke-color="#0f87ff" draw:marker-start-width="0.352cm" draw:marker-end-width="0.352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02cm" svg:stroke-color="#000000" draw:marker-start-width="0.352cm" draw:marker-end-width="0.352cm" draw:fill="solid" draw:fill-color="#e7cfff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051cm" svg:stroke-color="#000000" draw:marker-start-width="0.276cm" draw:marker-end-width="0.276cm" draw:fill="solid" draw:fill-color="#ffc0c0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102cm" draw:marker-start-width="0.352cm" draw:marker-end="Arrow_20_concave" draw:marker-end-width="0.508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051cm" svg:stroke-color="#000000" draw:marker-start-width="0.276cm" draw:marker-end-width="0.276cm" draw:fill="solid" draw:fill-color="#ffffc0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000000" draw:marker-start-width="0.276cm" draw:marker-end-width="0.276cm" draw:fill="solid" draw:fill-color="#bfffdf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000000" draw:marker-start-width="0.276cm" draw:marker-end-width="0.276cm" draw:fill="solid" draw:fill-color="#bfffdf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svg:stroke-width="0.051cm" svg:stroke-color="#000000" draw:marker-start-width="0.276cm" draw:marker-end-width="0.276cm" draw:fill="solid" draw:fill-color="#d0ffd0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102cm" draw:marker-start-width="0.352cm" draw:marker-end="Arrow_20_concave" draw:marker-end-width="0.457cm" draw:fill="none" draw:textarea-vertical-align="middle" fo:padding-top="0.175cm" fo:padding-bottom="0.175cm" fo:padding-left="0.3cm" fo:padding-right="0.3cm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0pt" style:font-size-asian="30pt" style:font-size-complex="30pt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style:paragraph-properties fo:text-align="center"/>
      <style:text-properties fo:font-size="22pt" style:font-size-asian="22pt" style:font-size-complex="22pt"/>
    </style:style>
    <style:style style:name="P5" style:family="paragraph">
      <style:paragraph-properties fo:text-align="center"/>
      <style:text-properties fo:font-size="20pt" style:font-size-asian="20pt" style:font-size-complex="20pt"/>
    </style:style>
    <style:style style:name="P6" style:family="paragraph">
      <style:text-properties fo:font-size="30pt" style:font-size-asian="30pt" style:font-size-complex="30pt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rect draw:style-name="gr1" draw:text-style-name="P1" draw:layer="layout" svg:width="22.078cm" svg:height="9.479cm" svg:x="7.913cm" svg:y="0.403cm">
          <text:p/>
        </draw:rect>
        <draw:circle draw:style-name="gr2" draw:text-style-name="P2" draw:layer="layout" svg:width="1.353cm" svg:height="1.353cm" svg:x="9.031cm" svg:y="3.113cm">
          <text:p text:style-name="P1"><text:span text:style-name="T1">+</text:span></text:p>
        </draw:circle>
        <draw:rect draw:style-name="gr3" draw:text-style-name="P3" draw:layer="layout" svg:width="2.596cm" svg:height="1.567cm" svg:x="26.986cm" svg:y="3.095cm">
          <text:p text:style-name="P1"><text:span text:style-name="T2">Rules</text:span></text:p>
        </draw:rect>
        <draw:line draw:style-name="gr4" draw:text-style-name="P1" draw:layer="layout" svg:x1="7.427cm" svg:y1="8.297cm" svg:x2="12.272cm" svg:y2="8.297cm">
          <text:p/>
        </draw:line>
        <draw:line draw:style-name="gr5" draw:text-style-name="P1" draw:layer="layout" svg:x1="29.55cm" svg:y1="7.169cm" svg:x2="29.55cm" svg:y2="8.732cm">
          <text:p/>
        </draw:line>
        <draw:rect draw:style-name="gr6" draw:text-style-name="P4" draw:layer="layout" svg:width="4.226cm" svg:height="2.277cm" svg:x="12.372cm" svg:y="7.132cm">
          <text:p text:style-name="P1"><text:span text:style-name="T3">Translator</text:span></text:p>
          <text:p text:style-name="P1"><text:span text:style-name="T3">(Sec. 4)</text:span></text:p>
        </draw:rect>
        <draw:rect draw:style-name="gr7" draw:text-style-name="P5" draw:layer="layout" svg:width="5.553cm" svg:height="2.054cm" svg:x="1.369cm" svg:y="2.433cm">
          <text:p text:style-name="P1"><text:span text:style-name="T4">Configuration </text:span></text:p>
          <text:p text:style-name="P1"><text:span text:style-name="T4">files to verify</text:span></text:p>
        </draw:rect>
        <draw:g>
          <draw:custom-shape draw:style-name="gr8" draw:text-style-name="P1" draw:layer="layout" svg:width="6.009cm" svg:height="2.324cm" draw:transform="rotate (3.1415926535892) translate (6.264cm 8.771cm)">
            <text:p/>
  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8" draw:text-style-name="P1" draw:layer="layout" svg:width="6.112cm" svg:height="2.324cm" draw:transform="rotate (3.1415926535892) translate (6.693cm 9.201cm)">
            <text:p/>
  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8" draw:text-style-name="P1" draw:layer="layout" svg:width="6.272cm" svg:height="2.324cm" draw:transform="rotate (3.1415926535892) translate (7.327cm 9.555cm)">
            <text:p/>
  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9" draw:text-style-name="P1" draw:layer="layout" svg:width="6.474cm" svg:height="1.673cm" svg:x="1.053cm" svg:y="7.756cm">
            <draw:text-box>
              <text:p text:style-name="P1">A sample dataset of configuration files</text:p>
            </draw:text-box>
          </draw:frame>
        </draw:g>
        <draw:line draw:style-name="gr4" draw:text-style-name="P1" draw:layer="layout" svg:x1="16.695cm" svg:y1="8.257cm" svg:x2="18.347cm" svg:y2="8.257cm">
          <text:p/>
        </draw:line>
        <draw:custom-shape draw:style-name="gr10" draw:text-style-name="P1" draw:layer="layout" svg:width="4.386cm" svg:height="2.324cm" draw:transform="rotate (3.1415926535892) translate (22.951cm 8.771cm)">
          <text:p/>
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1" draw:layer="layout" svg:width="4.386cm" svg:height="2.324cm" draw:transform="rotate (3.1415926535892) translate (23.38cm 9.201cm)">
          <text:p/>
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1" draw:layer="layout" svg:width="4.386cm" svg:height="2.324cm" draw:transform="rotate (3.1415926535892) translate (23.852cm 9.555cm)">
          <text:p/>
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1" draw:layer="layout" svg:width="5.083cm" svg:height="1.673cm" svg:x="19.194cm" svg:y="7.737cm">
          <draw:text-box>
            <text:p text:style-name="P1">Intermediate representation</text:p>
          </draw:text-box>
        </draw:frame>
        <draw:line draw:style-name="gr4" draw:text-style-name="P1" draw:layer="layout" svg:x1="23.97cm" svg:y1="8.257cm" svg:x2="25.622cm" svg:y2="8.257cm">
          <text:p/>
        </draw:line>
        <draw:rect draw:style-name="gr6" draw:text-style-name="P4" draw:layer="layout" svg:width="4.008cm" svg:height="2.277cm" svg:x="25.69cm" svg:y="7.133cm">
          <text:p text:style-name="P1"><text:span text:style-name="T3">Learner</text:span></text:p>
          <text:p text:style-name="P1"><text:span text:style-name="T3">(Sec. 5)</text:span></text:p>
        </draw:rect>
        <draw:line draw:style-name="gr4" draw:text-style-name="P1" draw:layer="layout" svg:x1="28.02cm" svg:y1="6.939cm" svg:x2="28.02cm" svg:y2="4.836cm">
          <text:p/>
        </draw:line>
        <draw:rect draw:style-name="gr6" draw:text-style-name="P4" draw:layer="layout" svg:width="6.181cm" svg:height="2.277cm" svg:x="18.867cm" svg:y="2.73cm">
          <text:p text:style-name="P1"><text:span text:style-name="T3">Post Analysis</text:span></text:p>
          <text:p text:style-name="P1"><text:span text:style-name="T3">(Sec. 6)</text:span></text:p>
        </draw:rect>
        <draw:rect draw:style-name="gr3" draw:text-style-name="P4" draw:layer="layout" svg:width="5.351cm" svg:height="1.567cm" svg:x="11.869cm" svg:y="1.178cm">
          <text:p text:style-name="P1"><text:span text:style-name="T3">Refined Rules</text:span></text:p>
        </draw:rect>
        <draw:line draw:style-name="gr4" draw:text-style-name="P1" draw:layer="layout" svg:x1="26.8cm" svg:y1="3.833cm" svg:x2="25.148cm" svg:y2="3.833cm">
          <text:p/>
        </draw:line>
        <draw:line draw:style-name="gr4" draw:text-style-name="P1" draw:layer="layout" svg:x1="18.579cm" svg:y1="2.871cm" svg:x2="17.397cm" svg:y2="2.22cm">
          <text:p/>
        </draw:line>
        <draw:line draw:style-name="gr4" draw:text-style-name="P1" draw:layer="layout" svg:x1="7.066cm" svg:y1="3.833cm" svg:x2="8.932cm" svg:y2="3.833cm">
          <text:p/>
        </draw:line>
        <draw:frame draw:style-name="gr9" draw:text-style-name="P6" draw:layer="layout" svg:width="4.026cm" svg:height="1.432cm" svg:x="3.587cm" svg:y="0.83cm">
          <draw:text-box>
            <text:p><text:span text:style-name="T1">User</text:span></text:p>
          </draw:text-box>
        </draw:frame>
        <draw:line draw:style-name="gr4" draw:text-style-name="P1" draw:layer="layout" svg:x1="11.656cm" svg:y1="2.42cm" svg:x2="10.484cm" svg:y2="3.388cm">
          <text:p/>
        </draw:line>
        <draw:rect draw:style-name="gr3" draw:text-style-name="P4" draw:layer="layout" svg:width="5.351cm" svg:height="2.018cm" svg:x="11.87cm" svg:y="3.879cm">
          <text:p text:style-name="P1"><text:span text:style-name="T3">Complexity</text:span></text:p>
          <text:p text:style-name="P1"><text:span text:style-name="T3">Measure</text:span></text:p>
        </draw:rect>
        <draw:line draw:style-name="gr4" draw:text-style-name="P1" draw:layer="layout" svg:x1="18.604cm" svg:y1="4.497cm" svg:x2="17.397cm" svg:y2="5.012cm">
          <text:p/>
        </draw:line>
        <draw:line draw:style-name="gr4" draw:text-style-name="P1" draw:layer="layout" svg:x1="11.683cm" svg:y1="4.788cm" svg:x2="10.51cm" svg:y2="4.263cm">
          <text:p/>
        </draw:line>
        <draw:path draw:style-name="gr11" draw:text-style-name="P1" draw:layer="layout" svg:width="3.37cm" svg:height="1.335cm" svg:x="6.32cm" svg:y="1.6cm" svg:viewBox="0 0 3371 1336" svg:d="m3356 1336c274-1598-3356-1317-3356-1317">
          <text:p/>
        </draw:path>
        <draw:frame draw:style-name="gr9" draw:text-style-name="P6" draw:layer="layout" svg:width="5.107cm" svg:height="1.432cm" svg:x="24.884cm" svg:y="0.53cm">
          <draw:text-box>
            <text:p><text:span text:style-name="T1">VeriConf</text:span></text:p>
          </draw:text-box>
        </draw:frame>
        <presentation:notes draw:style-name="dp2">
          <draw:page-thumbnail draw:style-name="gr1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Line_20_Style_20_9" draw:display-name="Line Style 9" draw:style="rect" draw:dots1="1" draw:dots1-length="197%" draw:distance="12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0.277cm" fo:page-height="10.33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3.172cm" svg:x="1cm" svg:y="4.334cm"/>
      <draw:page-thumbnail draw:layer="backgroundobjects" svg:width="9.294cm" svg:height="3.172cm" svg:x="1cm" svg:y="12.382cm"/>
      <draw:page-thumbnail draw:layer="backgroundobjects" svg:width="9.294cm" svg:height="3.172cm" svg:x="1cm" svg:y="20.43cm"/>
      <draw:page-thumbnail draw:layer="backgroundobjects" svg:width="9.294cm" svg:height="3.172cm" svg:x="11.295cm" svg:y="4.334cm"/>
      <draw:page-thumbnail draw:layer="backgroundobjects" svg:width="9.294cm" svg:height="3.172cm" svg:x="11.295cm" svg:y="12.382cm"/>
      <draw:page-thumbnail draw:layer="backgroundobjects" svg:width="9.294cm" svg:height="3.172cm" svg:x="11.295cm" svg:y="20.43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nnan Zhai</meta:initial-creator>
    <meta:creation-date>2016-01-05T10:03:58</meta:creation-date>
    <meta:editing-duration>PT3H22M43S</meta:editing-duration>
    <meta:editing-cycles>20</meta:editing-cycles>
    <dc:date>2017-01-23T10:26:14</dc:date>
    <dc:creator>Ennan Zhai</dc:creator>
    <meta:generator>OpenOffice/4.0.1$Unix OpenOffice.org_project/401m5$Build-9714</meta:generator>
    <meta:document-statistic meta:object-count="55"/>
  </office:meta>
</office:document-meta>
</file>